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[May 1855?]</text:p>
      <text:p text:style-name="P4">Month<text:tab/><text:tab/><text:tab/><text:tab/><text:tab/><text:tab/>[May?]</text:p>
      <text:p text:style-name="P4">Year<text:tab/><text:tab/><text:tab/><text:tab/><text:tab/><text:tab/>[1855?]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Gentlemen/</text:p>
      <text:p text:style-name="P2"><text:tab/>I deem it an honor to have been especially/ invited to the banquet which on the 17<text:span text:style-name="T1">th</text:span><text:span text:style-name="T2"> instant will/ celebrate an event of the greatest moment for the/ Israelites of this happy country. <text:s/>There never was/ an appeal that claimed a more hearty response/ than the establishment of an hospital, for,/ whilst by the cares afforded in the latter, the infirm/ may be restored to health, and consequently to their/ daily occupations; </text:span><text:span text:style-name="T3">it also</text:span><text:span text:style-name="T2"> the religious also are thereby/ delivered from the alternative in which they </text:span><text:span text:style-name="T3">were formerly</text:span><text:span text:style-name="T2"> have been hither-/-to placed; either to defile themselves by unlawful/ [?], or to sink under their malady./</text:span></text:p>
      <text:p text:style-name="P2"><text:span text:style-name="T2">Your city to which an influx of foreigners continually/ resort, was indeed </text:span><text:span text:style-name="T3">the</text:span><text:span text:style-name="T2"> best adapted for the accom-/-plishment of so worthy of an undertaking; and the/ zeal which our co-religionists have ever displayed/ for the maintenance of numerous charities there founded,/ is a garantee[sic!], that, by the blessing of Him who is/ called [Hebrew], the hospital of New York will prosper,/ and give an everlasting name to the two benefactors/ </text:span></text:p>
      <text:p text:style-name="P5"/>
      <text:p text:style-name="P5">[Page 2]</text:p>
      <text:p text:style-name="P5">that liberally endowed it. <text:s/>Have the kindness to/ receive the mite which I enclose, as the exponent/ of very sincere wishes for the welfare of all/ those who labor with you in this work of the/ Lord./ <text:s/>Yours respectful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2:01:34.31</meta:creation-date>
    <dc:date>2012-02-29T13:37:53.42</dc:date>
    <dc:creator>Penn Libraries</dc:creator>
    <meta:editing-duration>PT00H11M1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386" meta:character-count="2607"/>
  </office:meta>
</office:document-meta>
</file>